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4cm" style:rel-column-width="27072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3cm" style:rel-column-width="11944*"/>
    </style:style>
    <style:style style:name="Table3.A1" style:family="table-cell">
      <style:table-cell-properties fo:padding="0cm" fo:border="none"/>
    </style:style>
    <style:style style:name="Tabla1" style:family="table" style:master-page-name="">
      <style:table-properties style:width="7.713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187cm" style:rel-column-width="1240*"/>
    </style:style>
    <style:style style:name="Tabla1.B" style:family="table-column">
      <style:table-column-properties style:column-width="3.919cm" style:rel-column-width="2222*"/>
    </style:style>
    <style:style style:name="Tabla1.C" style:family="table-column">
      <style:table-column-properties style:column-width="1.607cm" style:rel-column-width="911*"/>
    </style:style>
    <style:style style:name="Tabla1.1" style:family="table-row">
      <style:table-row-properties style:min-row-height="0.605cm"/>
    </style:style>
    <style:style style:name="Tabla1.4" style:family="table-row">
      <style:table-row-properties style:min-row-height="0.309cm"/>
    </style:style>
    <style:style style:name="Tabla1.5" style:family="table-row">
      <style:table-row-properties fo:background-color="transparent" fo:keep-together="auto">
        <style:background-image/>
      </style:table-row-properties>
    </style:style>
    <style:style style:name="Tabla1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0cc2d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76fc07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9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0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6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3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3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3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P59" style:family="paragraph" style:parent-style-name="Table_20_Contents">
      <style:text-properties fo:font-size="8pt" style:font-size-asian="8pt" style:font-size-complex="8pt"/>
    </style:style>
    <style:style style:name="P60" style:family="paragraph" style:parent-style-name="Table_20_Contents">
      <style:text-properties fo:font-size="4pt" style:font-size-asian="4pt" style:font-size-complex="4pt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4pt" style:font-size-asian="14pt" style:font-size-complex="14pt"/>
    </style:style>
    <style:style style:name="P63" style:family="paragraph" style:parent-style-name="Standard">
      <style:text-properties officeooo:paragraph-rsid="002a5127"/>
    </style:style>
    <style:style style:name="P64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5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7dc7ab" officeooo:paragraph-rsid="007dc7a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P7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7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8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officeooo:rsid="007dc7ab"/>
    </style:style>
    <style:style style:name="T44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20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9"><text:text-input text:description="&lt;line.move_line_id.document_number&gt;">21654321613</text:text-input></text:p>
                </table:table-cell>
                <table:table-cell table:style-name="Table3.A1" office:value-type="string">
                  <text:p text:style-name="P72"><text:text-input text:description="&lt;formatLang(line.move_line_id.date_maturity, date=True)&gt;">19/12/1984</text:text-input></text:p>
                </table:table-cell>
                <table:table-cell table:style-name="Table3.A1" office:value-type="string">
                  <text:p text:style-name="P21"><text:text-input text:description="&lt;formatLang(line.amount_unreconciled)&gt;">216543216</text:text-input></text:p>
                </table:table-cell>
                <table:table-cell table:style-name="Table3.A1" office:value-type="string">
                  <text:p text:style-name="P21"><text:text-input text:description="&lt;formatLang(line.signed_amount)&gt;">21654321613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0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73"><text:text-input text:description="&lt;if test=&quot;o.writeoff_amount and o.payment_option == 'with_writeoff'&quot;&gt;">if writeoff_amount and with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5"><text:text-input text:description="&lt;o.comment&gt;">Comment</text:text-input>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4"/>
                </table:table-cell>
                <table:table-cell table:style-name="Table3.A1" office:value-type="string">
                  <text:p text:style-name="P24"><text:text-input text:description="&lt;formatLang(o.writeoff_amount)&gt;">ajuste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73"><text:text-input text:description="&lt;if test=&quot;o.writeoff_amount and o.payment_option == 'without_writeoff'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2">A cuenta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3"/>
                </table:table-cell>
                <table:table-cell table:style-name="Table3.A1" office:value-type="string">
                  <text:p text:style-name="P24"><text:text-input text:description="&lt;formatLang(o.writeoff_amount)&gt;">a cuenta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27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number-columns-spanned="3" office:value-type="string">
                  <text:p text:style-name="P75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76"><text:text-input text:description="&lt;line.name&gt;">21654321613</text:text-input></text:p>
                </table:table-cell>
                <table:table-cell office:value-type="string">
                  <text:p text:style-name="P76"><text:text-input text:description="&lt;line.bank_id.name&gt;">21654321613</text:text-input></text:p>
                </table:table-cell>
                <table:table-cell office:value-type="string">
                  <text:p text:style-name="P76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75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1.4">
                <table:table-cell table:number-columns-spanned="3" office:value-type="string">
                  <text:p text:style-name="P79"/>
                </table:table-cell>
                <table:covered-table-cell/>
                <table:covered-table-cell/>
              </table:table-row>
              <table:table-row table:style-name="Tabla1.5">
                <table:table-cell table:style-name="Tabla1.A5" office:value-type="string">
                  <text:p text:style-name="P78"><text:span text:style-name="Fuente_20_de_20_párrafo_20_predeter."><text:span text:style-name="T40">N Retencion</text:span></text:span></text:p>
                </table:table-cell>
                <table:table-cell table:style-name="Tabla1.A5" office:value-type="string">
                  <text:p text:style-name="P78"><text:span text:style-name="Fuente_20_de_20_párrafo_20_predeter."><text:span text:style-name="T40">Descripcion</text:span></text:span></text:p>
                </table:table-cell>
                <table:table-cell table:style-name="Tabla1.A5" office:value-type="string">
                  <text:p text:style-name="P78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1.A6" table:number-columns-spanned="3" office:value-type="string">
                  <text:p text:style-name="P78"><text:text-input text:description="&lt;for each=&quot;line in (o.withholding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76"><text:text-input text:description="&lt;line.name or line.internal_number&gt;">21654321613</text:text-input></text:p>
                </table:table-cell>
                <table:table-cell office:value-type="string">
                  <text:p text:style-name="P76"><text:text-input text:description="&lt;line.tax_withholding_id.name&gt;">21654321613</text:text-input></text:p>
                </table:table-cell>
                <table:table-cell office:value-type="string">
                  <text:p text:style-name="P76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77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80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7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7dc7ab" officeooo:paragraph-rsid="007dc7a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officeooo:rsid="007dc7ab"/>
    </style:style>
    <style:style style:name="MT37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/>
    <style:style style:name="MT41" style:family="text">
      <style:text-properties fo:color="#221f1f" fo:letter-spacing="-0.007cm" fo:font-style="normal" officeooo:rsid="001c3d3e" style:font-style-asian="normal" style:font-style-complex="normal"/>
    </style:style>
    <style:style style:name="M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3" style:family="text">
      <style:text-properties style:use-window-font-color="true"/>
    </style:style>
    <style:style style:name="MT44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document_number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text:span text:style-name="MT36">s</text:span></text:p>
              <text:p text:style-name="MP39">Retenciones</text:p>
              <text:p text:style-name="MP39">Otros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s_amount)&gt;">9.999,50</text:text-input></text:p>
              <text:p text:style-name="MP40"><text:text-input text:description="&lt;formatLang(o.withholdings_amount)&gt;">9.999,50</text:text-input></text:p>
              <text:p text:style-name="MP41"><text:text-input text:description="&lt;formatLang(o.net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TOTAL</text:p>
            </table:table-cell>
            <table:covered-table-cell/>
            <table:table-cell table:style-name="Tabla6.C1" office:value-type="string">
              <text:p text:style-name="MP44"><text:text-input text:description="&lt;formatLang(o.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7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38">So</text:span></text:span><text:span text:style-name="Fuente_20_de_20_párrafo_20_predeter."><text:span text:style-name="MT39">n</text:span></text:span><text:span text:style-name="Fuente_20_de_20_párrafo_20_predeter."><text:span text:style-name="MT37">: </text:span></text:span><text:span text:style-name="Fuente_20_de_20_párrafo_20_predeter."><text:span text:style-name="MT37"><text:text-input text:description="&lt;number_to_string(o.amount)&gt;">dos mil trecientos cuarenta y cuatro con cincuenta centavos</text:text-input></text:span></text:span><text:span text:style-name="Fuente_20_de_20_párrafo_20_predeter."><text:span text:style-name="MT37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1">OBSERVACIONES</text:span>: <text:span text:style-name="MT42"><text:placeholder text:placeholder-type="text">&lt;o.narration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39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3"><text:s text:c="14"/>____ <text:s text:c="8"/></text:span></text:span></text:p>
              <text:p text:style-name="MP57"><text:span text:style-name="Fuente_20_de_20_párrafo_20_predeter."><text:span text:style-name="MT44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8-27T20:47:12.597684430</dc:date>
    <meta:editing-duration>P2DT5H22M18S</meta:editing-duration>
    <meta:editing-cycles>449</meta:editing-cycles>
    <meta:generator>LibreOffice/4.2.8.2$Linux_X86_64 LibreOffice_project/420m0$Build-2</meta:generator>
    <meta:document-statistic meta:table-count="7" meta:image-count="0" meta:object-count="0" meta:page-count="1" meta:paragraph-count="80" meta:word-count="306" meta:character-count="1786" meta:non-whitespace-character-count="1663"/>
  </office:meta>
</office:document-meta>
</file>